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1">
      <style:paragraph-properties fo:text-align="start" style:justify-single-word="false"/>
      <style:text-properties style:font-name="Arial1" fo:font-size="10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2.5</text:p>
      <text:list xml:id="list2194727541860796097" text:style-name="L71">
        <text:list-item>
          <text:p text:style-name="P74">Adds both lefthand and righthand ocr selection boxes to the IOTA VTI to deal with the ambiguity that arises when some cameras emit the odd field first in time while others emit the even field first in time.<text:line-break/></text:p>
        </text:list-item>
      </text:list>
      <text:p text:style-name="P2">version 1.2.4</text:p>
      <text:list xml:id="list7631502056703759619" text:style-name="L1">
        <text:list-item>
          <text:p text:style-name="P4">Removed the main gui buttons that jogged the ocr selection box constellation up/down/left/right. <text:s/>That function has been taken over by a new right-click context menu item that allows all ocr boxes to become joggable by use of arrow keys.</text:p>
          <text:p text:style-name="P4"/>
        </text:list-item>
      </text:list>
      <text:p text:style-name="P2">version 1.2.3</text:p>
      <text:list xml:id="list952173454731266365" text:style-name="L2">
        <text:list-item>
          <text:p text:style-name="P5">Fixed the omission: when AVI-WCS folder opened, the navigation buttons were not being set to match the detected fps; that is fixed.<text:line-break/></text:p>
        </text:list-item>
        <text:list-item>
          <text:p text:style-name="P5">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5">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2">version 1.1.8</text:p>
      <text:list xml:id="list2952663152573547551" text:style-name="L3">
        <text:list-item>
          <text:p text:style-name="P6">Changed the titling on the frame navigation buttons to use time units for ntsc/pal recordings --- fits still uses frame units as there is no set correlation between frames and time for fits recordings.</text:p>
        </text:list-item>
        <text:list-item>
          <text:p text:style-name="P6">Lightcurve plots now cascade (don't overlap) from the upper left corner of your screen down and to the right (rather than be plotted on top of each other in the center of your screen).<text:line-break/></text:p>
        </text:list-item>
      </text:list>
      <text:p text:style-name="P2">version 1.1.7</text:p>
      <text:list xml:id="list6269255663991258639" text:style-name="L4">
        <text:list-item>
          <text:p text:style-name="P7">Made the jump forward and backward frame navigation buttons adapt to ntsc frame rate (uses 30 and 300 frame jumps) and pal frame rate (uses 25 and 250 frame jumps). <text:s/>For fits files the jumps remain at 25 and 200<text:line-break/></text:p>
        </text:list-item>
      </text:list>
      <text:p text:style-name="P2">version 1.1.6</text:p>
      <text:list xml:id="list4676663615894530496" text:style-name="L5">
        <text:list-item>
          <text:p text:style-name="P8">Added a 'Write' button to the Edit Aperture widget so that it is not necessary to close that widget to make changes take effect. <text:s/>Closing the widget still makes changes take effect --- that remains unchanged.</text:p>
        </text:list-item>
      </text:list>
      <text:list xml:id="list1007837810716096825" text:style-name="L6">
        <text:list-item>
          <text:p text:style-name="P9">It is now possible to change the x,y value of an aperture from the Edit Aperture widget. <text:s/>This will make it easy to stack apertures by a simple copy and paste operation of the (x,y) data.<text:line-break/></text:p>
        </text:list-item>
      </text:list>
      <text:p text:style-name="P2">version 1.1.5</text:p>
      <text:list xml:id="list2128208119892879356" text:style-name="L7">
        <text:list-item>
          <text:p text:style-name="P10">Added spinner to change default mask radius of any 'green' aperture present.</text:p>
        </text:list-item>
        <text:list-item>
          <text:p text:style-name="P10">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2">version 1.1.4</text:p>
      <text:list xml:id="list8941330744587410315" text:style-name="L8">
        <text:list-item>
          <text:p text:style-name="P11">Fixed the aperture position limit issue that occurs when the aperture size is changed AFTER the image has been loaded.<text:line-break/></text:p>
        </text:list-item>
      </text:list>
      <text:p text:style-name="P2">version 1.1.3</text:p>
      <text:list xml:id="list7284228102731292067" text:style-name="L9">
        <text:list-item>
          <text:p text:style-name="P12">Removed some no longer needed diagnostic messages being printed in the textOut panel.<text:line-break/></text:p>
        </text:list-item>
      </text:list>
      <text:p text:style-name="P2">version 1.1.2</text:p>
      <text:list xml:id="list7840371482752923015" text:style-name="L10">
        <text:list-item>
          <text:p text:style-name="P13">Implements output of csv aperture data in the order specified by the user rather than the default order based on the order of adding apertures to the image. <text:s/>For now, PyOTE accepts only up to the first four <text:soft-page-break/>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version 1.1.1</text:p>
      <text:list xml:id="list5307513388393974936" text:style-name="L11">
        <text:list-item>
          <text:p text:style-name="P14">Removed the log scaling checkbox. <text:s/>Log scaling rarely used and the image control is an adequate and flexible tool for image clipping and scaling to better see stars in an image</text:p>
        </text:list-item>
        <text:list-item>
          <text:p text:style-name="P14">Added an Edit Aperture tool that pops up a list of all aperture with their properties and provides a central place to modify same. <text:s/>This will make it easier to deal with stacked (overlapping) apertures.</text:p>
        </text:list-item>
        <text:list-item>
          <text:p text:style-name="P14">Added a default mask radius setting for each aperture rather than the one-size-fits-all of prior versions to better support the use of multiple sampling aperture/masks.</text:p>
        </text:list-item>
        <text:list-item>
          <text:p text:style-name="P14">Removed the spinner previously used for setting a global default mask.</text:p>
        </text:list-item>
        <text:list-item>
          <text:p text:style-name="P14">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6606224036559040301" text:style-name="L12">
        <text:list-item>
          <text:p text:style-name="P15">Added a check on the validity of RA Dec strings on a program path that was missed in 1.0.9.<text:line-break/></text:p>
        </text:list-item>
      </text:list>
      <text:p text:style-name="P2">version 1.0.9</text:p>
      <text:list xml:id="list7905262889608893947" text:style-name="L13">
        <text:list-item>
          <text:p text:style-name="P16">Tests the validity of RA Dec strings at the point of entry --- shows errors in textOut panel.</text:p>
        </text:list-item>
        <text:list-item>
          <text:p text:style-name="P16">Returns the aperture jogging capability that was inadvertently suppressed in 1.0.8 by the new right-click-for-help system<text:line-break/></text:p>
        </text:list-item>
      </text:list>
      <text:p text:style-name="P2">version 1.0.8</text:p>
      <text:list xml:id="list4433382219823971512" text:style-name="L14">
        <text:list-item>
          <text:p text:style-name="P17">Made splitter settings 'sticky' so that user choices as to how much gui real estate to give to buttons versus image and textOut versus Thumbnails is preserved between sessions.</text:p>
        </text:list-item>
        <text:list-item>
          <text:p text:style-name="P17">Fixed the tooltip/help info re UCAC4 format to say XXX-XXXXXX (had been XXX-XXXXX) <text:line-break/></text:p>
        </text:list-item>
      </text:list>
      <text:p text:style-name="P2">version 1.0.6</text:p>
      <text:list xml:id="list1407300474861355915" text:style-name="L15">
        <text:list-item>
          <text:p text:style-name="P18">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18"/>
        </text:list-item>
      </text:list>
      <text:p text:style-name="P2">version 1.0.4</text:p>
      <text:list xml:id="list5548460198872533709" text:style-name="L16">
        <text:list-item>
          <text:p text:style-name="P19">Hover is now properly disabled so that help only appears with a right-click<text:line-break/></text:p>
        </text:list-item>
      </text:list>
      <text:p text:style-name="P2">version 1.0.3</text:p>
      <text:list xml:id="list880531108320847562" text:style-name="L17">
        <text:list-item>
          <text:p text:style-name="P20">Changed the 'help' system from a 'hover to get help' to a right-click to get help.<text:line-break/></text:p>
        </text:list-item>
      </text:list>
      <text:p text:style-name="P2">version 1.0.2</text:p>
      <text:list xml:id="list3009094232855091048" text:style-name="L18">
        <text:list-item>
          <text:p text:style-name="P21">Fixed conversion of color image to grayscale image for avis: now processes YUV color space correctly.</text:p>
          <text:p text:style-name="P21"/>
        </text:list-item>
      </text:list>
      <text:p text:style-name="P2">version 1.0.0</text:p>
      <text:list xml:id="list7820240588462075845" text:style-name="L19">
        <text:list-item>
          <text:p text:style-name="P22">Added documentation: PyMovie-doc.pdf</text:p>
        </text:list-item>
        <text:list-item>
          <text:p text:style-name="P22">Pushed source code to git-hub for the first time</text:p>
        </text:list-item>
        <text:list-item>
          <text:p text:style-name="P22">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text:soft-page-break/>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5826132072116427513" text:style-name="L20">
        <text:list-item>
          <text:p text:style-name="P23">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7171094279700445186" text:style-name="L21">
        <text:list-item>
          <text:p text:style-name="P24">modified the setup.py file so that scikit-image &gt;= 0.15.0 will be automatically installed by pip if it is not already present in the Anaconda installation when PyMovie is installed.</text:p>
        </text:list-item>
        <text:list-item>
          <text:p text:style-name="P24">Added messages to the user that appear if the redact lines and/or num frames boxes associated with the Generate “finder” image button are left empty.<text:line-break/></text:p>
        </text:list-item>
      </text:list>
      <text:p text:style-name="P2">version 0.9.6</text:p>
      <text:list xml:id="list4988220302177358306" text:style-name="L22">
        <text:list-item>
          <text:p text:style-name="P25">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3471045236260905842" text:style-name="L23">
        <text:list-item>
          <text:p text:style-name="P26">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26">added crosshairs to all apertures, a nice visual aid, particularly in zoomed mode.<text:line-break/></text:p>
        </text:list-item>
      </text:list>
      <text:p text:style-name="P2">version 0.9.3</text:p>
      <text:list xml:id="list843695477766559401" text:style-name="L24">
        <text:list-item>
          <text:p text:style-name="P27">the calculations for manual WCS calibration have definitely been 'fixed' .</text:p>
        </text:list-item>
        <text:list-item>
          <text:p text:style-name="P27">Miscellaneous small changes to GUI: labels on edit boxes for redact lines and plate scale; clear the VizieR response as soon as a change is made in UCAC4 box.<text:line-break/></text:p>
        </text:list-item>
      </text:list>
      <text:p text:style-name="P2">version 0.9.2</text:p>
      <text:list xml:id="list9127910643360519588" text:style-name="L25">
        <text:list-item>
          <text:p text:style-name="P28">the calculations for manual WCS calibration have been 'fixed' (we hope).</text:p>
        </text:list-item>
        <text:list-item>
          <text:p text:style-name="P28">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8630718327401809678" text:style-name="L26">
        <text:list-item>
          <text:p text:style-name="P29">same as 0.8.9 but added astroquery as a required package. This is used to make VizieR calls but is not a standard part of an Anaconda installation.<text:line-break/></text:p>
        </text:list-item>
      </text:list>
      <text:p text:style-name="P2">version 0.8.9</text:p>
      <text:list xml:id="list4385942506976273192" text:style-name="L27">
        <text:list-item>
          <text:p text:style-name="P30">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30">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1418262096843816577" text:style-name="L28">
        <text:list-item>
          <text:p text:style-name="P31">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text:soft-page-break/>by running the analysis in reverse.<text:line-break/></text:p>
        </text:list-item>
      </text:list>
      <text:p text:style-name="P2">version 0.8.7</text:p>
      <text:list xml:id="list141669234638830114" text:style-name="L29">
        <text:list-item>
          <text:p text:style-name="P32">WCS calibration through nova.astrometry.net now works for both AVI-WCS folders and FITS folders.<text:line-break/></text:p>
        </text:list-item>
      </text:list>
      <text:p text:style-name="P2">version 0.8.5</text:p>
      <text:list xml:id="list4967021118583791101" text:style-name="L30">
        <text:list-item>
          <text:p text:style-name="P33">adds an option for WCS calibration when AVI-WCS folder is used to hold observation video (or a link to one) through an on-connection to nova.astrometry.net<text:line-break/></text:p>
        </text:list-item>
      </text:list>
      <text:p text:style-name="P2">version 0.8.4</text:p>
      <text:list xml:id="list2990678726438193758" text:style-name="L31">
        <text:list-item>
          <text:p text:style-name="P34">removed the self.pointed_at_aperture = None statement in removeAperture method. <text:s/>Just trying stuff.<text:line-break/></text:p>
        </text:list-item>
      </text:list>
      <text:p text:style-name="P2">version 0.8.3</text:p>
      <text:list xml:id="list5770779685601663273" text:style-name="L32">
        <text:list-item>
          <text:p text:style-name="P35">still working on avoiding crashes while deleting apertures under win7. Added manual disconnect of slot/signals for the aperture before deleting it.<text:line-break/></text:p>
        </text:list-item>
      </text:list>
      <text:p text:style-name="P2">version 0.8.2</text:p>
      <text:list xml:id="list7529309316991650911" text:style-name="L33">
        <text:list-item>
          <text:p text:style-name="P36">another variation on deleting apertures, this time without the aperture.deleteLater() call.<text:line-break/></text:p>
        </text:list-item>
      </text:list>
      <text:p text:style-name="P2">version 0.8.1</text:p>
      <text:list xml:id="list3659375047276981301" text:style-name="L34">
        <text:list-item>
          <text:p text:style-name="P37">another attempt to squash the win7 crash-on-delete-then-run bug.<text:line-break/></text:p>
        </text:list-item>
      </text:list>
      <text:p text:style-name="P2">version 0.8.0</text:p>
      <text:list xml:id="list2512634247714300377" text:style-name="L35">
        <text:list-item>
          <text:p text:style-name="P38">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3711216793733407892" text:style-name="L36">
        <text:list-item>
          <text:p text:style-name="P39">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7215513625336238125" text:style-name="L37">
        <text:list-item>
          <text:p text:style-name="P40">restored the automatic green property for a newly added aperture.<text:line-break/></text:p>
        </text:list-item>
      </text:list>
      <text:p text:style-name="P2">version 0.7.7</text:p>
      <text:list xml:id="list3557111977673515194" text:style-name="L38">
        <text:list-item>
          <text:p text:style-name="P41">fixes the 'jumping mask' problem that appears when 'use yellow mask as default' is in use.<text:line-break/></text:p>
        </text:list-item>
      </text:list>
      <text:p text:style-name="P2">version 0.7.4</text:p>
      <text:list xml:id="list5445193968712455737" text:style-name="L39">
        <text:list-item>
          <text:p text:style-name="P42">added code to ensure that when the yellow aperture mask is being used as the default mask that it is evaluated first whenever a there is a frame change.<text:line-break/></text:p>
        </text:list-item>
      </text:list>
      <text:p text:style-name="P2">version 0.7.3</text:p>
      <text:list xml:id="list249295785300693956" text:style-name="L40">
        <text:list-item>
          <text:p text:style-name="P43">returned the option of simply opening an avi file --- use the Open AVI file button. </text:p>
        </text:list-item>
        <text:list-item>
          <text:p text:style-name="P43">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184660855779403434" text:style-name="L41">
        <text:list-item>
          <text:p text:style-name="P44">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7029570665324909919" text:style-name="L42">
        <text:list-item>
          <text:p text:style-name="P45"><text:soft-page-break/>finally found bug that was causing confusing thumbnail updates. Should be better now.<text:line-break/></text:p>
        </text:list-item>
      </text:list>
      <text:p text:style-name="P2">version 0.6.8</text:p>
      <text:list xml:id="list4024046409560939741" text:style-name="L43">
        <text:list-item>
          <text:p text:style-name="P46">tightened up the spacing between GUI elements to provide more vertical space for text box</text:p>
        </text:list-item>
        <text:list-item>
          <text:p text:style-name="P46">changed labelling of mask threshold spinner<text:line-break/></text:p>
        </text:list-item>
      </text:list>
      <text:p text:style-name="P2">version 0.6.7</text:p>
      <text:list xml:id="list2104495206403821177" text:style-name="L44">
        <text:list-item>
          <text:p text:style-name="P47">rearrange items on GUI to allow for large Clear plot data button</text:p>
        </text:list-item>
        <text:list-item>
          <text:p text:style-name="P47">added 'hooks' for experimenting with WCS/astrometry.net</text:p>
        </text:list-item>
        <text:list-item>
          <text:p text:style-name="P47">fixed issue where Thumbnail One was not always synchronized with Thumbnail Two (probably)</text:p>
        </text:list-item>
        <text:list-item>
          <text:p text:style-name="P47">made thumbnail display policy the same whether stepping through or running an analysis<text:line-break/></text:p>
        </text:list-item>
      </text:list>
      <text:p text:style-name="P2">version 0.6.6</text:p>
      <text:list xml:id="list3017454477617707854" text:style-name="L45">
        <text:list-item>
          <text:p text:style-name="P48">new policy: all newly created apertures default to having auto-display enabled.</text:p>
        </text:list-item>
        <text:list-item>
          <text:p text:style-name="P48">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48">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5797147809332785292" text:style-name="L46">
        <text:list-item>
          <text:p text:style-name="P49">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7414002514620309807" text:style-name="L47">
        <text:list-item>
          <text:p text:style-name="P50">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8002395950114334050" text:style-name="L48">
        <text:list-item>
          <text:p text:style-name="P51">changed the mask for a white aperture to have a black border. This is visually clearer as to what is going and avoids the 'complaints' from within the pyqtgraph histogram widget when all pixels have the same value</text:p>
        </text:list-item>
        <text:list-item>
          <text:p text:style-name="P51">added a 3D display (rotatable and zoomable by left and right mouse drag) for the Thumbnail One image.<text:line-break/></text:p>
        </text:list-item>
      </text:list>
      <text:p text:style-name="P2">version 0.4.8</text:p>
      <text:list xml:id="list5918683086626613834" text:style-name="L49">
        <text:list-item>
          <text:p text:style-name="P52">now, if you put your cursor on an aperture, the name and major properties of the aperture appear in the status bar in the very bottom left corner of the GUI<text:line-break/></text:p>
        </text:list-item>
      </text:list>
      <text:p text:style-name="P2">version 0.4.6</text:p>
      <text:list xml:id="list1863794047254699830" text:style-name="L50">
        <text:list-item>
          <text:p text:style-name="P53">added the name of aperture to its context menu --- appears at the top of the right-click menu</text:p>
        </text:list-item>
        <text:list-item>
          <text:p text:style-name="P53">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53">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53"><text:soft-page-break/>Added cross hairs to thumbnail One to aid in manual positioning of apertures.<text:line-break/></text:p>
        </text:list-item>
      </text:list>
      <text:p text:style-name="P2">version 0.4.5</text:p>
      <text:list xml:id="list8287130968397287581" text:style-name="L51">
        <text:list-item>
          <text:p text:style-name="P54">removed debug printout from Demo Robust</text:p>
        </text:list-item>
        <text:list-item>
          <text:p text:style-name="P54">added auto-naming to no-snap aperture creation (just overlooked it earlier)</text:p>
        </text:list-item>
        <text:list-item>
          <text:p text:style-name="P54">ThumbNailOne no longer uses log scaling. Instead, it uses whatever scaling is in force for the frame image.<text:line-break/></text:p>
        </text:list-item>
      </text:list>
      <text:p text:style-name="P2">version 0.4.4</text:p>
      <text:list xml:id="list3230744534726184744" text:style-name="L52">
        <text:list-item>
          <text:p text:style-name="P55">added button to read a bmp file, assumed to be a star locator. <text:s/>Any apertures positioned on this image will be preserved when the avi file is opened.<text:line-break/></text:p>
        </text:list-item>
      </text:list>
      <text:p text:style-name="P2">version 0.4.3</text:p>
      <text:list xml:id="list1541972885415795123" text:style-name="L53">
        <text:list-item>
          <text:p text:style-name="P56">made it unnecessary to close the image range control for level changes to be reflected in subsequent frame changes<text:line-break/> </text:p>
        </text:list-item>
      </text:list>
      <text:p text:style-name="P2">version 0.4.2</text:p>
      <text:list xml:id="list1924379847776121270" text:style-name="L54">
        <text:list-item>
          <text:p text:style-name="P57">the 'no snap' aperture was actually 'snapping' <text:s/>--- that's been fixed</text:p>
        </text:list-item>
        <text:list-item>
          <text:p text:style-name="P57">added a demonstration plot to let the user see visually what the robust mean and std calculations are doing.<text:line-break/></text:p>
        </text:list-item>
      </text:list>
      <text:p text:style-name="P2">version 0.4.1</text:p>
      <text:list xml:id="list7733773456258839420" text:style-name="L55">
        <text:list-item>
          <text:p text:style-name="P58">made the changes in image display through use of the image range control 'sticky' so that any changes made apply to all images going forward</text:p>
        </text:list-item>
        <text:list-item>
          <text:p text:style-name="P58">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2594039372635508321" text:style-name="L56">
        <text:list-item>
          <text:p text:style-name="P59">added an image range control to give user complete control over image 'stretching'. This is a visual effect only as an aid to identifying stars --- it does not affect any underlying data values.</text:p>
        </text:list-item>
        <text:list-item>
          <text:p text:style-name="P59">Added an 'invert images' checkbox to make it easy to switch between avi and fits files with their differing convention of the image origin (fits: lower left corner; avi: upper left corner)<text:line-break/></text:p>
        </text:list-item>
      </text:list>
      <text:p text:style-name="P2">version 0.3.9</text:p>
      <text:list xml:id="list5660291250152174715" text:style-name="L57">
        <text:list-item>
          <text:p text:style-name="P60">added fast navigate buttons to speed going forward and backward through images</text:p>
        </text:list-item>
        <text:list-item>
          <text:p text:style-name="P60">now the text box gets cleared when a new image file is successfully opened</text:p>
        </text:list-item>
        <text:list-item>
          <text:p text:style-name="P60">changed the way apertures are deleted in support of chasing a pesky sporadic crash when apertures are deleted</text:p>
        </text:list-item>
        <text:list-item>
          <text:p text:style-name="P60">add a spinbox to allow the user to select the plot symbol size --- it's set by a spinbox that is 'sticky'</text:p>
        </text:list-item>
        <text:list-item>
          <text:p text:style-name="P60">some rearranging of GUI elements</text:p>
        </text:list-item>
        <text:list-item>
          <text:p text:style-name="P60">changed label on threshold box to help user understand better what a value in this box means</text:p>
        </text:list-item>
        <text:list-item>
          <text:p text:style-name="P60">added a legend to the composite lightcurve plot to identify the curves<text:line-break/></text:p>
        </text:list-item>
      </text:list>
      <text:p text:style-name="P2">version 0.3.8</text:p>
      <text:list xml:id="list8190565561130075623" text:style-name="L58">
        <text:list-item>
          <text:p text:style-name="P61">added a try/except block around aperture delete code to see if we can track down crashes that are occurring sporadically <text:s/>under Win 7 OS (but not Mac or Win 10) </text:p>
          <text:p text:style-name="P61"/>
        </text:list-item>
      </text:list>
      <text:p text:style-name="P2">version 0.3.6</text:p>
      <text:list xml:id="list3855519152174398469" text:style-name="L59">
        <text:list-item>
          <text:p text:style-name="P62">made the log scale image checkbox 'sticky' so that PyMovie can 'adapt' to your preferred image view.</text:p>
        </text:list-item>
        <text:list-item>
          <text:p text:style-name="P62">removed white apertures from the aperture constellation during tracking so that it/they will remain fixed on the image wherever you originally placed it/them.<text:line-break/></text:p>
        </text:list-item>
      </text:list>
      <text:p text:style-name="P2">version 0.3.5</text:p>
      <text:list xml:id="list2500935767694627409" text:style-name="L60">
        <text:list-item>
          <text:p text:style-name="P63">fixed double yellow tracking that was accidentally broken by a change introduced in 0.3.4<text:line-break/></text:p>
        </text:list-item>
      </text:list>
      <text:p text:style-name="P2"><text:soft-page-break/>version 0.3.4</text:p>
      <text:list xml:id="list5407187404198610292" text:style-name="L61">
        <text:list-item>
          <text:p text:style-name="P64">added timestamp printout when running fits files with DATE-OBS in fits metadata</text:p>
        </text:list-item>
        <text:list-item>
          <text:p text:style-name="P64">initialized timestamp correctly<text:line-break/></text:p>
        </text:list-item>
      </text:list>
      <text:p text:style-name="P2">version 0.3.3</text:p>
      <text:list xml:id="list6438946258084901544" text:style-name="L62">
        <text:list-item>
          <text:p text:style-name="P65">added timestamp extraction from 'fits files under the assumption that they came from a QHY-174M-GPS. <text:s/>This completes PyMovie for users of the QHY-174 that record in int16 fits files.<text:line-break/></text:p>
        </text:list-item>
      </text:list>
      <text:p text:style-name="P2">version 0.3.2</text:p>
      <text:list xml:id="list5837955061184226402" text:style-name="L63">
        <text:list-item>
          <text:p text:style-name="P66">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6883453920381719625" text:style-name="L64">
        <text:list-item>
          <text:p text:style-name="P67">field processing of avi files now operational<text:line-break/></text:p>
        </text:list-item>
      </text:list>
      <text:p text:style-name="P2">version 0.3.0</text:p>
      <text:list xml:id="list7730906762294030432" text:style-name="L65">
        <text:list-item>
          <text:p text:style-name="P68">fixed tracking during wind shake (accidentally broken in 0.2.9)</text:p>
        </text:list-item>
        <text:list-item>
          <text:p text:style-name="P68">now we enable/disable controls that are specific to avi versus fits file processing</text:p>
        </text:list-item>
        <text:list-item>
          <text:p text:style-name="P68">added printout of frames per second read from avi files</text:p>
        </text:list-item>
        <text:list-item>
          <text:p text:style-name="P68">added ability to view both fields of an avi frame</text:p>
        </text:list-item>
        <text:list-item>
          <text:p text:style-name="P68">added update of default mask when aperture size is changed to solve the mask/thumbnail shape mis-match exception from occurring</text:p>
        </text:list-item>
        <text:list-item>
          <text:p text:style-name="P68">added aperture constellation tracking during manual (frame spinbox) changing of frame. <text:s/>It was confusing to have aperture constellation tracking only active during a 'run'<text:line-break/></text:p>
        </text:list-item>
      </text:list>
      <text:p text:style-name="P2">version 0.2.9</text:p>
      <text:list xml:id="list1519202395261283024" text:style-name="L66">
        <text:list-item>
          <text:p text:style-name="P69">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69">Added the controls for dealing with field level avi stuff --- no code behind the controls yet</text:p>
        </text:list-item>
        <text:list-item>
          <text:p text:style-name="P69">found a way to do random access reading of an avi file so it is no longer necessary to read the entire file into memory!! (which has been a real problem)<text:line-break/></text:p>
        </text:list-item>
      </text:list>
      <text:p text:style-name="P2">version 0.2.8</text:p>
      <text:list xml:id="list2369435883374608798" text:style-name="L67">
        <text:list-item>
          <text:p text:style-name="P70">generalized the display of FITS metadata to show the header data (metadata) from the current frame rather than just frame 0</text:p>
        </text:list-item>
        <text:list-item>
          <text:p text:style-name="P70">rearranged the columns in the csv file so that all signals appear starting in the column following time stamp data. R-OTE and PyOTE can read this file format.<text:line-break/></text:p>
        </text:list-item>
      </text:list>
      <text:p text:style-name="P2">version 0.2.7</text:p>
      <text:list xml:id="list9103456697399029075" text:style-name="L68">
        <text:list-item>
          <text:p text:style-name="P71">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71">The aperture name dialog now pops up whenever an aperture is created. This save mouse clicks and encourages good practices.</text:p>
        </text:list-item>
        <text:list-item>
          <text:p text:style-name="P71">The title on the Number of pixels plot has been expanded to clarify the meaning of negative mask pixel counts.</text:p>
        </text:list-item>
        <text:list-item>
          <text:p text:style-name="P71">Removed Inc threshold and Dec threshold menu items from the aperture specific context menu. The Inc and Dec functions are more clearly handled by the spinbox on the main GUI window.<text:line-break/></text:p>
        </text:list-item>
      </text:list>
      <text:p text:style-name="P2">version 0.2.6</text:p>
      <text:list xml:id="list4488280873975527995" text:style-name="L69">
        <text:list-item>
          <text:p text:style-name="P72">added PyMovie-info.pdf to the distribution (to make the About button work)</text:p>
        </text:list-item>
        <text:list-item>
          <text:p text:style-name="P72">added opencv-python to the required packages list so that Anaconda installations that lack this package <text:soft-page-break/>(known as cv2) will have it automatically added</text:p>
        </text:list-item>
        <text:list-item>
          <text:p text:style-name="P72">increased the allowed distance of computed masks from aperture center from 4 pixels to 6 pixels (this only comes into effect when there is a yellow aperture present</text:p>
        </text:list-item>
        <text:list-item>
          <text:p text:style-name="P72">set thresh = 0 when aperture is created rather than None to deal with cases where an aperture is added where there is no image<text:line-break/></text:p>
        </text:list-item>
      </text:list>
      <text:p text:style-name="P2">version 0.2.5</text:p>
      <text:list xml:id="list4546694788074940835" text:style-name="L70">
        <text:list-item>
          <text:p text:style-name="P73">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6-21T17:56:21</dc:date>
    <dc:creator>Robert Anderson</dc:creator>
    <meta:generator>OpenOffice/4.1.6$Unix OpenOffice.org_project/416m1$Build-9790</meta:generator>
    <meta:editing-duration>PT6H5M13S</meta:editing-duration>
    <meta:editing-cycles>106</meta:editing-cycles>
    <meta:document-statistic meta:table-count="0" meta:image-count="0" meta:object-count="0" meta:page-count="8" meta:paragraph-count="195" meta:word-count="4104" meta:character-count="23621"/>
  </office:meta>
</office:document-meta>
</file>